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3" style:family="paragraph" style:parent-style-name="Standard">
      <style:text-properties fo:color="#000000" loext:opacity="100%"/>
    </style:style>
    <style:style style:name="T1" style:family="text">
      <style:text-properties fo:color="#cc6c1d" loext:opacity="100%" style:font-name="Consolas" fo:font-size="10pt" style:font-size-asian="10pt"/>
    </style:style>
    <style:style style:name="T2" style:family="text">
      <style:text-properties fo:color="#d9e8f7" loext:opacity="100%" style:font-name="Consolas" fo:font-size="10pt" style:font-size-asian="10pt"/>
    </style:style>
    <style:style style:name="T3" style:family="text">
      <style:text-properties fo:color="#e6e6fa" loext:opacity="100%" style:font-name="Consolas" fo:font-size="10pt" style:font-size-asian="10pt"/>
    </style:style>
    <style:style style:name="T4" style:family="text">
      <style:text-properties fo:color="#1290c3" loext:opacity="100%" style:font-name="Consolas" fo:font-size="10pt" style:font-size-asian="10pt"/>
    </style:style>
    <style:style style:name="T5" style:family="text">
      <style:text-properties fo:color="#f9faf4" loext:opacity="100%" style:font-name="Consolas" fo:font-size="10pt" style:font-size-asian="10pt"/>
    </style:style>
    <style:style style:name="T6" style:family="text">
      <style:text-properties fo:color="#66e1f8" loext:opacity="100%" style:font-name="Consolas" fo:font-size="10pt" style:font-size-asian="10pt"/>
    </style:style>
    <style:style style:name="T7" style:family="text">
      <style:text-properties fo:color="#1eb540" loext:opacity="100%" style:font-name="Consolas" fo:font-size="10pt" style:font-size-asian="10pt"/>
    </style:style>
    <style:style style:name="T8" style:family="text">
      <style:text-properties fo:color="#79abff" loext:opacity="100%" style:font-name="Consolas" fo:font-size="10pt" style:font-size-asian="10pt"/>
    </style:style>
    <style:style style:name="T9" style:family="text">
      <style:text-properties fo:color="#a0a0a0" loext:opacity="100%" style:font-name="Consolas" fo:font-size="10pt" fo:font-style="italic" style:font-size-asian="10pt" style:font-style-asian="italic"/>
    </style:style>
    <style:style style:name="T10" style:family="text">
      <style:text-properties fo:color="#17c6a3" loext:opacity="100%" style:font-name="Consolas" fo:font-size="10pt" style:font-size-asian="10pt"/>
    </style:style>
    <style:style style:name="T11" style:family="text">
      <style:text-properties fo:color="#96ec3f" loext:opacity="100%" style:font-name="Consolas" fo:font-size="10pt" fo:font-style="italic" style:font-size-asian="10pt" style:font-style-asian="italic"/>
    </style:style>
    <style:style style:name="T12" style:family="text">
      <style:text-properties style:font-name="Consolas" fo:font-size="10pt" style:font-size-asian="10pt"/>
    </style:style>
    <style:style style:name="T13" style:family="text">
      <style:text-properties style:font-name="Consolas" fo:font-size="10pt" style:font-size-asian="10pt"/>
    </style:style>
    <style:style style:name="T14" style:family="text">
      <style:text-properties style:font-name="Consolas" fo:font-size="10pt" style:font-size-asian="10pt"/>
    </style:style>
    <style:style style:name="T15" style:family="text">
      <style:text-properties style:font-name="Consolas" fo:font-size="10pt" style:font-size-asian="10pt"/>
    </style:style>
    <style:style style:name="T16" style:family="text">
      <style:text-properties style:font-name="Consolas" fo:font-size="10pt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style:font-name="Consolas" fo:font-size="10pt" style:font-size-asian="10pt"/>
    </style:style>
    <style:style style:name="T21" style:family="text">
      <style:text-properties style:font-name="Consolas" fo:font-size="10pt" style:font-size-asian="10pt"/>
    </style:style>
    <style:style style:name="T22" style:family="text">
      <style:text-properties style:font-name="Consolas" fo:font-size="10pt" style:font-size-asian="10pt"/>
    </style:style>
    <style:style style:name="T23" style:family="text">
      <style:text-properties style:font-name="Consolas" fo:font-size="10pt" style:font-size-asian="10pt"/>
    </style:style>
    <style:style style:name="T24" style:family="text">
      <style:text-properties style:font-name="Consolas" fo:font-size="10pt" style:font-size-asian="10pt"/>
    </style:style>
    <style:style style:name="T25" style:family="text">
      <style:text-properties style:font-name="Consolas" fo:font-size="10pt" fo:font-style="italic" style:font-size-asian="10pt" style:font-style-asian="italic"/>
    </style:style>
    <style:style style:name="T26" style:family="text">
      <style:text-properties style:font-name="Consolas" fo:font-size="10pt" fo:font-style="italic" style:font-size-asian="10pt" style:font-style-asian="italic"/>
    </style:style>
    <style:style style:name="T27" style:family="text">
      <style:text-properties style:font-name="Consolas" fo:font-size="10pt" fo:font-style="italic" fo:font-weight="bold" style:font-size-asian="10pt" style:font-style-asian="italic" style:font-weight-asian="bold"/>
    </style:style>
    <style:style style:name="T28" style:family="text">
      <style:text-properties fo:color="#a7ec21" loext:opacity="100%" style:font-name="Consolas" fo:font-size="10pt" style:font-size-asian="10pt"/>
    </style:style>
    <style:style style:name="T29" style:family="text">
      <style:text-properties fo:color="#f2f200" loext:opacity="100%" style:font-name="Consolas" fo:font-size="10pt" style:font-size-asian="10pt"/>
    </style:style>
    <style:style style:name="T30" style:family="text">
      <style:text-properties fo:color="#6897bb" loext:opacity="100%" style:font-name="Consolas" fo:font-size="10pt" style:font-size-asian="10pt"/>
    </style:style>
    <style:style style:name="T31" style:family="text">
      <style:text-properties fo:color="#f3ec79" loext:opacity="100%" style:font-name="Consolas" fo:font-size="10pt" style:font-size-asian="10pt"/>
    </style:style>
    <style:style style:name="T32" style:family="text">
      <style:text-properties fo:color="#8ddaf8" loext:opacity="100%" style:font-name="Consolas" fo:font-size="10pt" fo:font-style="italic" fo:font-weight="bold" style:font-size-asian="10pt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package</text:span><text:span text:style-name="T12"> tarea3_5</text:span><text:span text:style-name="T12">;</text:span></text:p>
      <text:p text:style-name="P2"/>
      <text:p text:style-name="P1"><text:span text:style-name="T12">import</text:span><text:span text:style-name="T12"> java</text:span><text:span text:style-name="T12">.</text:span><text:span text:style-name="T12">util</text:span><text:span text:style-name="T12">.</text:span><text:span text:style-name="T12">Arrays</text:span><text:span text:style-name="T12">;</text:span></text:p>
      <text:p text:style-name="P2"/>
      <text:p text:style-name="P1"><text:span text:style-name="T12">public</text:span><text:span text:style-name="T12"> </text:span><text:span text:style-name="T12">class</text:span><text:span text:style-name="T12"> </text:span><text:span text:style-name="T12">Alumna</text:span><text:span text:style-name="T12"> </text:span><text:span text:style-name="T12">{</text:span></text:p>
      <text:p text:style-name="P2"/>
      <text:p text:style-name="P1"><text:span text:style-name="T12"><text:tab/></text:span><text:span text:style-name="T12">private</text:span><text:span text:style-name="T12"> </text:span><text:span text:style-name="T12">String</text:span><text:span text:style-name="T12"> </text:span><text:span text:style-name="T12">nome</text:span><text:span text:style-name="T12">;</text:span></text:p>
      <text:p text:style-name="P1"><text:span text:style-name="T12"><text:tab/></text:span><text:span text:style-name="T12">private</text:span><text:span text:style-name="T12"> </text:span><text:span text:style-name="T12">String</text:span><text:span text:style-name="T12"> </text:span><text:span text:style-name="T12">ciclo</text:span><text:span text:style-name="T12">;</text:span></text:p>
      <text:p text:style-name="P1"><text:span text:style-name="T12"><text:tab/></text:span><text:span text:style-name="T12">private</text:span><text:span text:style-name="T12"> </text:span><text:span text:style-name="T12">String</text:span><text:span text:style-name="T12"> </text:span><text:span text:style-name="T12">modulo</text:span><text:span text:style-name="T12">;</text:span></text:p>
      <text:p text:style-name="P1"><text:span text:style-name="T12"><text:tab/></text:span><text:span text:style-name="T12">private</text:span><text:span text:style-name="T12"> </text:span><text:span text:style-name="T12">int</text:span><text:span text:style-name="T12"> </text:span><text:span text:style-name="T12">curso</text:span><text:span text:style-name="T12">;</text:span></text:p>
      <text:p text:style-name="P1"><text:span text:style-name="T12"><text:tab/></text:span><text:span text:style-name="T12">private</text:span><text:span text:style-name="T12"> </text:span><text:span text:style-name="T12">int</text:span><text:span text:style-name="T12">[]</text:span><text:span text:style-name="T12"> </text:span><text:span text:style-name="T12">cualificacions</text:span><text:span text:style-name="T12">;</text:span></text:p>
      <text:p text:style-name="P1"><text:span text:style-name="T12"><text:tab/></text:span></text:p>
      <text:p text:style-name="P1"><text:span text:style-name="T12"><text:tab/></text:span><text:span text:style-name="T12">public</text:span><text:span text:style-name="T12"> </text:span><text:span text:style-name="T12">Alumna</text:span><text:span text:style-name="T12">(</text:span><text:span text:style-name="T12">String</text:span><text:span text:style-name="T12"> </text:span><text:span text:style-name="T12">nome</text:span><text:span text:style-name="T12">,</text:span><text:span text:style-name="T12"> </text:span><text:span text:style-name="T12">String</text:span><text:span text:style-name="T12"> </text:span><text:span text:style-name="T12">ciclo</text:span><text:span text:style-name="T12">,</text:span><text:span text:style-name="T12"> </text:span><text:span text:style-name="T12">String</text:span><text:span text:style-name="T12"> </text:span><text:span text:style-name="T12">modulo</text:span><text:span text:style-name="T12">,</text:span><text:span text:style-name="T12"> </text:span><text:span text:style-name="T12">int</text:span><text:span text:style-name="T12"> </text:span><text:span text:style-name="T12">curso</text:span><text:span text:style-name="T12">,</text:span><text:span text:style-name="T12"> </text:span><text:span text:style-name="T12">int</text:span><text:span text:style-name="T12">[]</text:span><text:span text:style-name="T12"> </text:span><text:span text:style-name="T12">cualificacions</text:span><text:span text:style-name="T12">)</text:span><text:span text:style-name="T12"> </text:span><text:span text:style-name="T12">{</text:span></text:p>
      <text:p text:style-name="P1"><text:span text:style-name="T12"><text:tab/><text:tab/></text:span><text:span text:style-name="T12">super</text:span><text:span text:style-name="T12">()</text:span><text:span text:style-name="T12">;</text:span></text:p>
      <text:p text:style-name="P1"><text:span text:style-name="T12"><text:tab/><text:tab/></text:span><text:span text:style-name="T12">this</text:span><text:span text:style-name="T12">.</text:span><text:span text:style-name="T12">nome</text:span><text:span text:style-name="T12"> </text:span><text:span text:style-name="T12">=</text:span><text:span text:style-name="T12"> </text:span><text:span text:style-name="T12">nome</text:span><text:span text:style-name="T12">;</text:span></text:p>
      <text:p text:style-name="P1"><text:span text:style-name="T12"><text:tab/><text:tab/></text:span><text:span text:style-name="T12">this</text:span><text:span text:style-name="T12">.</text:span><text:span text:style-name="T12">ciclo</text:span><text:span text:style-name="T12"> </text:span><text:span text:style-name="T12">=</text:span><text:span text:style-name="T12"> </text:span><text:span text:style-name="T12">ciclo</text:span><text:span text:style-name="T12">;</text:span></text:p>
      <text:p text:style-name="P1"><text:span text:style-name="T12"><text:tab/><text:tab/></text:span><text:span text:style-name="T12">this</text:span><text:span text:style-name="T12">.</text:span><text:span text:style-name="T12">modulo</text:span><text:span text:style-name="T12"> </text:span><text:span text:style-name="T12">=</text:span><text:span text:style-name="T12"> </text:span><text:span text:style-name="T12">modulo</text:span><text:span text:style-name="T12">;</text:span></text:p>
      <text:p text:style-name="P1"><text:span text:style-name="T12"><text:tab/><text:tab/></text:span><text:span text:style-name="T12">this</text:span><text:span text:style-name="T12">.</text:span><text:span text:style-name="T12">curso</text:span><text:span text:style-name="T12"> </text:span><text:span text:style-name="T12">=</text:span><text:span text:style-name="T12"> </text:span><text:span text:style-name="T12">curso</text:span><text:span text:style-name="T12">;</text:span></text:p>
      <text:p text:style-name="P1"><text:span text:style-name="T12"><text:tab/><text:tab/></text:span><text:span text:style-name="T12">this</text:span><text:span text:style-name="T12">.</text:span><text:span text:style-name="T12">cualificacions</text:span><text:span text:style-name="T12"> </text:span><text:span text:style-name="T12">=</text:span><text:span text:style-name="T12"> </text:span><text:span text:style-name="T12">cualificacions</text:span><text:span text:style-name="T12">;</text:span></text:p>
      <text:p text:style-name="P1"><text:span text:style-name="T12"><text:tab/></text:span><text:span text:style-name="T12">}</text:span></text:p>
      <text:p text:style-name="P2"/>
      <text:p text:style-name="P1"><text:span text:style-name="T12"><text:tab/></text:span><text:span text:style-name="T12">public</text:span><text:span text:style-name="T12"> </text:span><text:span text:style-name="T12">String</text:span><text:span text:style-name="T12"> </text:span><text:span text:style-name="T12">getNome</text:span><text:span text:style-name="T12">()</text:span><text:span text:style-name="T12"> </text:span><text:span text:style-name="T12">{</text:span></text:p>
      <text:p text:style-name="P1"><text:span text:style-name="T12"><text:tab/><text:tab/></text:span><text:span text:style-name="T12">return</text:span><text:span text:style-name="T12"> </text:span><text:span text:style-name="T12">nome</text:span><text:span text:style-name="T12">;</text:span></text:p>
      <text:p text:style-name="P1"><text:span text:style-name="T12"><text:tab/></text:span><text:span text:style-name="T12">}</text:span></text:p>
      <text:p text:style-name="P2"/>
      <text:p text:style-name="P1"><text:span text:style-name="T12"><text:tab/></text:span><text:span text:style-name="T12">public</text:span><text:span text:style-name="T12"> </text:span><text:span text:style-name="T12">String</text:span><text:span text:style-name="T12"> </text:span><text:span text:style-name="T12">getCiclo</text:span><text:span text:style-name="T12">()</text:span><text:span text:style-name="T12"> </text:span><text:span text:style-name="T12">{</text:span></text:p>
      <text:p text:style-name="P1"><text:span text:style-name="T12"><text:tab/><text:tab/></text:span><text:span text:style-name="T12">return</text:span><text:span text:style-name="T12"> </text:span><text:span text:style-name="T12">ciclo</text:span><text:span text:style-name="T12">;</text:span></text:p>
      <text:p text:style-name="P1"><text:span text:style-name="T12"><text:tab/></text:span><text:span text:style-name="T12">}</text:span></text:p>
      <text:p text:style-name="P2"/>
      <text:p text:style-name="P1"><text:span text:style-name="T12"><text:tab/></text:span><text:span text:style-name="T12">public</text:span><text:span text:style-name="T12"> </text:span><text:span text:style-name="T12">String</text:span><text:span text:style-name="T12"> </text:span><text:span text:style-name="T12">getModulo</text:span><text:span text:style-name="T12">()</text:span><text:span text:style-name="T12"> </text:span><text:span text:style-name="T12">{</text:span></text:p>
      <text:p text:style-name="P1"><text:span text:style-name="T12"><text:tab/><text:tab/></text:span><text:span text:style-name="T12">return</text:span><text:span text:style-name="T12"> </text:span><text:span text:style-name="T12">modulo</text:span><text:span text:style-name="T12">;</text:span></text:p>
      <text:p text:style-name="P1"><text:span text:style-name="T12"><text:tab/></text:span><text:span text:style-name="T12">}</text:span></text:p>
      <text:p text:style-name="P2"/>
      <text:p text:style-name="P1"><text:span text:style-name="T12"><text:tab/></text:span><text:span text:style-name="T12">public</text:span><text:span text:style-name="T12"> </text:span><text:span text:style-name="T12">int</text:span><text:span text:style-name="T12"> </text:span><text:span text:style-name="T12">getCurso</text:span><text:span text:style-name="T12">()</text:span><text:span text:style-name="T12"> </text:span><text:span text:style-name="T12">{</text:span></text:p>
      <text:p text:style-name="P1"><text:span text:style-name="T12"><text:tab/><text:tab/></text:span><text:span text:style-name="T12">return</text:span><text:span text:style-name="T12"> </text:span><text:span text:style-name="T12">curso</text:span><text:span text:style-name="T12">;</text:span></text:p>
      <text:p text:style-name="P1"><text:span text:style-name="T12"><text:tab/></text:span><text:span text:style-name="T12">}</text:span></text:p>
      <text:p text:style-name="P2"/>
      <text:p text:style-name="P1"><text:span text:style-name="T12"><text:tab/></text:span><text:span text:style-name="T12">public</text:span><text:span text:style-name="T12"> </text:span><text:span text:style-name="T12">int</text:span><text:span text:style-name="T12">[]</text:span><text:span text:style-name="T12"> </text:span><text:span text:style-name="T12">getCualificacions</text:span><text:span text:style-name="T12">()</text:span><text:span text:style-name="T12"> </text:span><text:span text:style-name="T12">{</text:span></text:p>
      <text:p text:style-name="P1"><text:span text:style-name="T12"><text:tab/><text:tab/></text:span><text:span text:style-name="T12">return</text:span><text:span text:style-name="T12"> </text:span><text:span text:style-name="T12">cualificacions</text:span><text:span text:style-name="T12">;</text:span></text:p>
      <text:p text:style-name="P1"><text:span text:style-name="T12"><text:tab/></text:span><text:span text:style-name="T12">}</text:span></text:p>
      <text:p text:style-name="P2"/>
      <text:p text:style-name="P1"><text:span text:style-name="T12"><text:tab/></text:span><text:span text:style-name="T25">@Override</text:span></text:p>
      <text:p text:style-name="P1"><text:span text:style-name="T12"><text:tab/></text:span><text:span text:style-name="T12">public</text:span><text:span text:style-name="T12"> </text:span><text:span text:style-name="T12">String</text:span><text:span text:style-name="T12"> </text:span><text:span text:style-name="T12">toString</text:span><text:span text:style-name="T12">()</text:span><text:span text:style-name="T12"> </text:span><text:span text:style-name="T12">{</text:span></text:p>
      <text:p text:style-name="P1"><text:span text:style-name="T12"><text:tab/><text:tab/></text:span><text:span text:style-name="T12">return</text:span><text:span text:style-name="T12"> </text:span><text:span text:style-name="T12">"Alumna [nome="</text:span><text:span text:style-name="T12"> </text:span><text:span text:style-name="T12">+</text:span><text:span text:style-name="T12"> </text:span><text:span text:style-name="T12">nome</text:span><text:span text:style-name="T12"> </text:span><text:span text:style-name="T12">+</text:span><text:span text:style-name="T12"> </text:span><text:span text:style-name="T12">", ciclo="</text:span><text:span text:style-name="T12"> </text:span><text:span text:style-name="T12">+</text:span><text:span text:style-name="T12"> </text:span><text:span text:style-name="T12">ciclo</text:span><text:span text:style-name="T12"> </text:span><text:span text:style-name="T12">+</text:span><text:span text:style-name="T12"> </text:span><text:span text:style-name="T12">", modulo="</text:span><text:span text:style-name="T12"> </text:span><text:span text:style-name="T12">+</text:span><text:span text:style-name="T12"> </text:span><text:span text:style-name="T12">modulo</text:span><text:span text:style-name="T12"> </text:span><text:span text:style-name="T12">+</text:span><text:span text:style-name="T12"> </text:span><text:span text:style-name="T12">", curso="</text:span><text:span text:style-name="T12"> </text:span><text:span text:style-name="T12">+</text:span><text:span text:style-name="T12"> </text:span><text:span text:style-name="T12">curso</text:span></text:p>
      <text:p text:style-name="P1"><text:span text:style-name="T12"><text:tab/><text:tab/><text:tab/><text:tab/></text:span><text:span text:style-name="T12">+</text:span><text:span text:style-name="T12"> </text:span><text:span text:style-name="T12">", cualificacions="</text:span><text:span text:style-name="T12"> </text:span><text:span text:style-name="T12">+</text:span><text:span text:style-name="T12"> </text:span><text:span text:style-name="T12">Arrays</text:span><text:span text:style-name="T12">.</text:span><text:span text:style-name="T25">toString</text:span><text:span text:style-name="T12">(</text:span><text:span text:style-name="T12">cualificacions</text:span><text:span text:style-name="T12">)</text:span><text:span text:style-name="T12"> </text:span><text:span text:style-name="T12">+</text:span><text:span text:style-name="T12"> </text:span><text:span text:style-name="T12">"]"</text:span><text:span text:style-name="T12">;</text:span></text:p>
      <text:p text:style-name="P1"><text:span text:style-name="T12"><text:tab/></text:span><text:span text:style-name="T12">}</text:span></text:p>
      <text:p text:style-name="P1"><text:span text:style-name="T12"><text:tab/></text:span></text:p>
      <text:p text:style-name="P1"><text:span text:style-name="T12">}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text:span text:style-name="T12">package</text:span><text:span text:style-name="T12"> tarea3_5</text:span><text:span text:style-name="T12">;</text:span></text:p>
      <text:p text:style-name="P2"/>
      <text:p text:style-name="P1"><text:span text:style-name="T12">public</text:span><text:span text:style-name="T12"> </text:span><text:span text:style-name="T12">class</text:span><text:span text:style-name="T12"> </text:span><text:span text:style-name="T12">Avaliacion</text:span><text:span text:style-name="T12"> </text:span><text:span text:style-name="T12">{</text:span></text:p>
      <text:p text:style-name="P2"/>
      <text:p text:style-name="P1"><text:span text:style-name="T12"><text:tab/></text:span><text:span text:style-name="T12">private</text:span><text:span text:style-name="T12"> </text:span><text:span text:style-name="T12">Alumna</text:span><text:span text:style-name="T12"> </text:span><text:span text:style-name="T12">alumna</text:span><text:span text:style-name="T12">;</text:span></text:p>
      <text:p text:style-name="P1"><text:span text:style-name="T12"><text:tab/></text:span><text:span text:style-name="T12">private</text:span><text:span text:style-name="T12"> </text:span><text:span text:style-name="T12">int</text:span><text:span text:style-name="T12">[]</text:span><text:span text:style-name="T12"> </text:span><text:span text:style-name="T12">cualificacions</text:span><text:span text:style-name="T12">;</text:span></text:p>
      <text:p text:style-name="P2"/>
      <text:p text:style-name="P1"><text:span text:style-name="T12"><text:tab/></text:span><text:span text:style-name="T12">public</text:span><text:span text:style-name="T12"> </text:span><text:span text:style-name="T12">Avaliacion</text:span><text:span text:style-name="T12">(</text:span><text:span text:style-name="T12">Alumna</text:span><text:span text:style-name="T12"> </text:span><text:span text:style-name="T12">alumna</text:span><text:span text:style-name="T12">)</text:span><text:span text:style-name="T12"> </text:span><text:span text:style-name="T12">{</text:span></text:p>
      <text:p text:style-name="P1"><text:span text:style-name="T12"><text:tab/><text:tab/></text:span><text:span text:style-name="T12">super</text:span><text:span text:style-name="T12">()</text:span><text:span text:style-name="T12">;</text:span></text:p>
      <text:p text:style-name="P1"><text:span text:style-name="T12"><text:tab/><text:tab/></text:span><text:span text:style-name="T12">this</text:span><text:span text:style-name="T12">.</text:span><text:span text:style-name="T12">alumna</text:span><text:span text:style-name="T12"> </text:span><text:span text:style-name="T12">=</text:span><text:span text:style-name="T12"> </text:span><text:span text:style-name="T12">alumna</text:span><text:span text:style-name="T12">;</text:span></text:p>
      <text:p text:style-name="P1"><text:span text:style-name="T12"><text:tab/><text:tab/></text:span><text:span text:style-name="T12">this</text:span><text:span text:style-name="T12">.</text:span><text:span text:style-name="T12">cualificacions</text:span><text:span text:style-name="T12"> </text:span><text:span text:style-name="T12">=</text:span><text:span text:style-name="T12"> </text:span><text:span text:style-name="T12">this</text:span><text:span text:style-name="T12">.</text:span><text:span text:style-name="T12">alumna</text:span><text:span text:style-name="T12">.</text:span><text:span text:style-name="T12">getCualificacions</text:span><text:span text:style-name="T12">()</text:span><text:span text:style-name="T12">;</text:span></text:p>
      <text:p text:style-name="P1"><text:span text:style-name="T12"><text:tab/></text:span><text:span text:style-name="T12">}</text:span></text:p>
      <text:p text:style-name="P2"/>
      <text:p text:style-name="P1"><text:span text:style-name="T12"><text:tab/></text:span><text:span text:style-name="T12">public</text:span><text:span text:style-name="T12"> </text:span><text:span text:style-name="T12">boolean</text:span><text:span text:style-name="T12"> </text:span><text:span text:style-name="T12">validacion</text:span><text:span text:style-name="T12">()</text:span><text:span text:style-name="T12"> </text:span><text:span text:style-name="T12">{</text:span></text:p>
      <text:p text:style-name="P1"><text:span text:style-name="T12"><text:tab/><text:tab/></text:span><text:span text:style-name="T12">boolean</text:span><text:span text:style-name="T12"> </text:span><text:span text:style-name="T12">ok</text:span><text:span text:style-name="T12"> </text:span><text:span text:style-name="T12">=</text:span><text:span text:style-name="T12"> </text:span><text:span text:style-name="T12">false</text:span><text:span text:style-name="T12">;</text:span></text:p>
      <text:p text:style-name="P1"><text:span text:style-name="T12"><text:tab/><text:tab/></text:span><text:span text:style-name="T12">for</text:span><text:span text:style-name="T12"> </text:span><text:span text:style-name="T12">(</text:span><text:span text:style-name="T12">int</text:span><text:span text:style-name="T12"> </text:span><text:span text:style-name="T12">k</text:span><text:span text:style-name="T12"> </text:span><text:span text:style-name="T12">=</text:span><text:span text:style-name="T12"> </text:span><text:span text:style-name="T12">0</text:span><text:span text:style-name="T12">;</text:span><text:span text:style-name="T12"> </text:span><text:span text:style-name="T12">k</text:span><text:span text:style-name="T12"> </text:span><text:span text:style-name="T12">&lt;</text:span><text:span text:style-name="T12"> </text:span><text:span text:style-name="T12">this</text:span><text:span text:style-name="T12">.</text:span><text:span text:style-name="T12">cualificacions</text:span><text:span text:style-name="T12">.</text:span><text:span text:style-name="T12">length</text:span><text:span text:style-name="T12">;</text:span><text:span text:style-name="T12"> </text:span><text:span text:style-name="T12">k</text:span><text:span text:style-name="T12">++</text:span><text:span text:style-name="T12">)</text:span><text:span text:style-name="T12"> </text:span><text:span text:style-name="T12">{</text:span></text:p>
      <text:p text:style-name="P1"><text:span text:style-name="T12"><text:tab/><text:tab/><text:tab/></text:span><text:span text:style-name="T12">if</text:span><text:span text:style-name="T12"> </text:span><text:span text:style-name="T12">(</text:span><text:span text:style-name="T12">this</text:span><text:span text:style-name="T12">.</text:span><text:span text:style-name="T12">cualificacions</text:span><text:span text:style-name="T12">[</text:span><text:span text:style-name="T12">k</text:span><text:span text:style-name="T12">]</text:span><text:span text:style-name="T12"> </text:span><text:span text:style-name="T12">&lt;=</text:span><text:span text:style-name="T12"> </text:span><text:span text:style-name="T12">1</text:span><text:span text:style-name="T12">)</text:span></text:p>
      <text:p text:style-name="P1"><text:span text:style-name="T12"><text:tab/><text:tab/><text:tab/><text:tab/></text:span><text:span text:style-name="T12">return</text:span><text:span text:style-name="T12"> </text:span><text:span text:style-name="T12">ok</text:span><text:span text:style-name="T12">;</text:span></text:p>
      <text:p text:style-name="P1"><text:span text:style-name="T12"><text:tab/><text:tab/></text:span><text:span text:style-name="T12">}</text:span></text:p>
      <text:p text:style-name="P1"><text:span text:style-name="T12"><text:tab/><text:tab/></text:span><text:span text:style-name="T12">ok</text:span><text:span text:style-name="T12"> </text:span><text:span text:style-name="T12">=</text:span><text:span text:style-name="T12"> </text:span><text:span text:style-name="T12">true</text:span><text:span text:style-name="T12">;</text:span></text:p>
      <text:p text:style-name="P1"><text:span text:style-name="T12"><text:tab/><text:tab/></text:span><text:span text:style-name="T12">return</text:span><text:span text:style-name="T12"> </text:span><text:span text:style-name="T12">ok</text:span><text:span text:style-name="T12">;</text:span></text:p>
      <text:p text:style-name="P1"><text:span text:style-name="T12"><text:tab/></text:span><text:span text:style-name="T12">}</text:span></text:p>
      <text:p text:style-name="P2"/>
      <text:p text:style-name="P1"><text:span text:style-name="T12"><text:tab/></text:span><text:span text:style-name="T12">public</text:span><text:span text:style-name="T12"> </text:span><text:span text:style-name="T12">double</text:span><text:span text:style-name="T12"> </text:span><text:span text:style-name="T12">cualificacionFinal</text:span><text:span text:style-name="T12">()</text:span><text:span text:style-name="T12"> </text:span><text:span text:style-name="T12">{</text:span></text:p>
      <text:p text:style-name="P1"><text:span text:style-name="T12"><text:tab/><text:tab/></text:span><text:span text:style-name="T12">double</text:span><text:span text:style-name="T12"> </text:span><text:span text:style-name="T12">media</text:span><text:span text:style-name="T12"> </text:span><text:span text:style-name="T12">=</text:span><text:span text:style-name="T12"> </text:span><text:span text:style-name="T12">0.0</text:span><text:span text:style-name="T12">;</text:span></text:p>
      <text:p text:style-name="P2"/>
      <text:p text:style-name="P1"><text:span text:style-name="T12"><text:tab/><text:tab/></text:span><text:span text:style-name="T12">if</text:span><text:span text:style-name="T12"> </text:span><text:span text:style-name="T12">(</text:span><text:span text:style-name="T12">this</text:span><text:span text:style-name="T12">.</text:span><text:span text:style-name="T12">validacion</text:span><text:span text:style-name="T12">()</text:span><text:span text:style-name="T12"> </text:span><text:span text:style-name="T12">==</text:span><text:span text:style-name="T12"> </text:span><text:span text:style-name="T12">true</text:span><text:span text:style-name="T12">)</text:span><text:span text:style-name="T12"> </text:span><text:span text:style-name="T12">{</text:span></text:p>
      <text:p text:style-name="P1"><text:span text:style-name="T12"><text:tab/><text:tab/><text:tab/></text:span><text:span text:style-name="T12">for</text:span><text:span text:style-name="T12"> </text:span><text:span text:style-name="T12">(</text:span><text:span text:style-name="T12">int</text:span><text:span text:style-name="T12"> </text:span><text:span text:style-name="T12">k</text:span><text:span text:style-name="T12"> </text:span><text:span text:style-name="T12">=</text:span><text:span text:style-name="T12"> </text:span><text:span text:style-name="T12">0</text:span><text:span text:style-name="T12">;</text:span><text:span text:style-name="T12"> </text:span><text:span text:style-name="T12">k</text:span><text:span text:style-name="T12"> </text:span><text:span text:style-name="T12">&lt;</text:span><text:span text:style-name="T12"> </text:span><text:span text:style-name="T12">this</text:span><text:span text:style-name="T12">.</text:span><text:span text:style-name="T12">alumna</text:span><text:span text:style-name="T12">.</text:span><text:span text:style-name="T12">getCualificacions</text:span><text:span text:style-name="T12">()</text:span><text:span text:style-name="T12">.</text:span><text:span text:style-name="T12">length</text:span><text:span text:style-name="T12">;</text:span><text:span text:style-name="T12"> </text:span><text:span text:style-name="T12">k</text:span><text:span text:style-name="T12">++</text:span><text:span text:style-name="T12">)</text:span><text:span text:style-name="T12"> </text:span><text:span text:style-name="T12">{</text:span></text:p>
      <text:p text:style-name="P1"><text:span text:style-name="T12"><text:tab/><text:tab/><text:tab/><text:tab/></text:span><text:span text:style-name="T12">media</text:span><text:span text:style-name="T12"> </text:span><text:span text:style-name="T12">+=</text:span><text:span text:style-name="T12"> </text:span><text:span text:style-name="T12">this</text:span><text:span text:style-name="T12">.</text:span><text:span text:style-name="T12">cualificacions</text:span><text:span text:style-name="T12">[</text:span><text:span text:style-name="T12">k</text:span><text:span text:style-name="T12">]</text:span><text:span text:style-name="T12">;</text:span></text:p>
      <text:p text:style-name="P1"><text:span text:style-name="T12"><text:tab/><text:tab/><text:tab/></text:span><text:span text:style-name="T12">}</text:span></text:p>
      <text:p text:style-name="P1"><text:span text:style-name="T12"><text:tab/><text:tab/><text:tab/></text:span><text:span text:style-name="T12">media</text:span><text:span text:style-name="T12"> </text:span><text:span text:style-name="T12">/=</text:span><text:span text:style-name="T12"> </text:span><text:span text:style-name="T12">this</text:span><text:span text:style-name="T12">.</text:span><text:span text:style-name="T12">cualificacions</text:span><text:span text:style-name="T12">.</text:span><text:span text:style-name="T12">length</text:span><text:span text:style-name="T12">;</text:span></text:p>
      <text:p text:style-name="P1"><text:span text:style-name="T12"><text:tab/><text:tab/></text:span><text:span text:style-name="T12">}</text:span></text:p>
      <text:p text:style-name="P1"><text:span text:style-name="T12"><text:tab/><text:tab/></text:span><text:span text:style-name="T12">return</text:span><text:span text:style-name="T12"> </text:span><text:span text:style-name="T12">media</text:span><text:span text:style-name="T12">;</text:span></text:p>
      <text:p text:style-name="P1"><text:span text:style-name="T12"><text:tab/></text:span><text:span text:style-name="T12">}</text:span></text:p>
      <text:p text:style-name="P2"/>
      <text:p text:style-name="P1"><text:span text:style-name="T12"><text:tab/></text:span><text:span text:style-name="T12">public</text:span><text:span text:style-name="T12"> </text:span><text:span text:style-name="T12">static</text:span><text:span text:style-name="T12"> </text:span><text:span text:style-name="T12">void</text:span><text:span text:style-name="T12"> </text:span><text:span text:style-name="T12">main</text:span><text:span text:style-name="T12">(</text:span><text:span text:style-name="T12">String</text:span><text:span text:style-name="T12">[]</text:span><text:span text:style-name="T12"> </text:span><text:span text:style-name="T12">args</text:span><text:span text:style-name="T12">)</text:span><text:span text:style-name="T12"> </text:span><text:span text:style-name="T12">{</text:span></text:p>
      <text:p text:style-name="P2"/>
      <text:p text:style-name="P1"><text:span text:style-name="T12"><text:tab/><text:tab/></text:span><text:span text:style-name="T12">int</text:span><text:span text:style-name="T12">[]</text:span><text:span text:style-name="T12"> </text:span><text:span text:style-name="T12">cualificacion</text:span><text:span text:style-name="T12"> </text:span><text:span text:style-name="T12">=</text:span><text:span text:style-name="T12"> </text:span><text:span text:style-name="T12">new</text:span><text:span text:style-name="T12"> </text:span><text:span text:style-name="T12">int</text:span><text:span text:style-name="T12">[]</text:span><text:span text:style-name="T12"> </text:span><text:span text:style-name="T12">{</text:span><text:span text:style-name="T12"> </text:span><text:span text:style-name="T12">5</text:span><text:span text:style-name="T12">,</text:span><text:span text:style-name="T12"> </text:span><text:span text:style-name="T12">5</text:span><text:span text:style-name="T12">,</text:span><text:span text:style-name="T12"> </text:span><text:span text:style-name="T12">5</text:span><text:span text:style-name="T12">,</text:span><text:span text:style-name="T12"> </text:span><text:span text:style-name="T12">5</text:span><text:span text:style-name="T12">,</text:span><text:span text:style-name="T12"> </text:span><text:span text:style-name="T12">5</text:span><text:span text:style-name="T12"> </text:span><text:span text:style-name="T12">}</text:span><text:span text:style-name="T12">;</text:span></text:p>
      <text:p text:style-name="P1"><text:span text:style-name="T12"><text:tab/><text:tab/></text:span><text:span text:style-name="T12">Alumna</text:span><text:span text:style-name="T12"> </text:span><text:span text:style-name="T12">alumna</text:span><text:span text:style-name="T12"> </text:span><text:span text:style-name="T12">=</text:span><text:span text:style-name="T12"> </text:span><text:span text:style-name="T12">new</text:span><text:span text:style-name="T12"> </text:span><text:span text:style-name="T12">Alumna</text:span><text:span text:style-name="T12">(</text:span><text:span text:style-name="T12">"Manuel"</text:span><text:span text:style-name="T12">,</text:span><text:span text:style-name="T12"> </text:span><text:span text:style-name="T12">"DAM"</text:span><text:span text:style-name="T12">,</text:span><text:span text:style-name="T12"> </text:span><text:span text:style-name="T12">"CD"</text:span><text:span text:style-name="T12">,</text:span><text:span text:style-name="T12"> </text:span><text:span text:style-name="T12">1</text:span><text:span text:style-name="T12">,</text:span><text:span text:style-name="T12"> </text:span><text:span text:style-name="T12">cualificacion</text:span><text:span text:style-name="T12">)</text:span><text:span text:style-name="T12">;</text:span></text:p>
      <text:p text:style-name="P1"><text:span text:style-name="T12"><text:tab/><text:tab/></text:span><text:span text:style-name="T12">double</text:span><text:span text:style-name="T12"> </text:span><text:span text:style-name="T12">esperado</text:span><text:span text:style-name="T12"> </text:span><text:span text:style-name="T12">=</text:span><text:span text:style-name="T12"> </text:span><text:span text:style-name="T12">5</text:span><text:span text:style-name="T12">;</text:span></text:p>
      <text:p text:style-name="P1"><text:span text:style-name="T12"><text:tab/><text:tab/></text:span><text:span text:style-name="T12">Avaliacion</text:span><text:span text:style-name="T12"> </text:span><text:span text:style-name="T12">avaliacion</text:span><text:span text:style-name="T12"> </text:span><text:span text:style-name="T12">=</text:span><text:span text:style-name="T12"> </text:span><text:span text:style-name="T12">new</text:span><text:span text:style-name="T12"> </text:span><text:span text:style-name="T12">Avaliacion</text:span><text:span text:style-name="T12">(</text:span><text:span text:style-name="T12">alumna</text:span><text:span text:style-name="T12">)</text:span><text:span text:style-name="T12">;</text:span></text:p>
      <text:p text:style-name="P1"><text:span text:style-name="T12"><text:tab/><text:tab/></text:span><text:span text:style-name="T12">if</text:span><text:span text:style-name="T12"> </text:span><text:span text:style-name="T12">(</text:span><text:span text:style-name="T12">esperado</text:span><text:span text:style-name="T12"> </text:span><text:span text:style-name="T12">==</text:span><text:span text:style-name="T12"> </text:span><text:span text:style-name="T12">avaliacion</text:span><text:span text:style-name="T12">.</text:span><text:span text:style-name="T12">cualificacionFinal</text:span><text:span text:style-name="T12">())</text:span><text:span text:style-name="T12"> </text:span><text:span text:style-name="T12">{</text:span></text:p>
      <text:p text:style-name="P1"><text:span text:style-name="T12"><text:tab/><text:tab/><text:tab/></text:span><text:span text:style-name="T12">System</text:span><text:span text:style-name="T12">.</text:span><text:span text:style-name="T27">out</text:span><text:span text:style-name="T12">.</text:span><text:span text:style-name="T12">println</text:span><text:span text:style-name="T12">(</text:span><text:span text:style-name="T12">"Prueba acertada"</text:span><text:span text:style-name="T12">)</text:span><text:span text:style-name="T12">;</text:span></text:p>
      <text:p text:style-name="P1"><text:span text:style-name="T12"><text:tab/><text:tab/></text:span><text:span text:style-name="T12">}</text:span><text:span text:style-name="T12">else</text:span><text:span text:style-name="T12"> </text:span><text:span text:style-name="T12">{</text:span></text:p>
      <text:p text:style-name="P1"><text:span text:style-name="T12"><text:tab/><text:tab/><text:tab/></text:span><text:span text:style-name="T12">System</text:span><text:span text:style-name="T12">.</text:span><text:span text:style-name="T27">out</text:span><text:span text:style-name="T12">.</text:span><text:span text:style-name="T12">println</text:span><text:span text:style-name="T12">(</text:span><text:span text:style-name="T12">"Prueba erronea"</text:span><text:span text:style-name="T12">)</text:span><text:span text:style-name="T12">;</text:span></text:p>
      <text:p text:style-name="P1"><text:span text:style-name="T12"><text:tab/><text:tab/></text:span><text:span text:style-name="T12">}</text:span></text:p>
      <text:p text:style-name="P1"><text:span text:style-name="T12"><text:tab/></text:span><text:span text:style-name="T12">}</text:span></text:p>
      <text:p text:style-name="P3"><text:span text:style-name="T12">}</text:span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oft-page-break/><text:span text:style-name="T12">package tarea3_5;</text:span></text:p>
      <text:p text:style-name="P3"><text:span text:style-name="T12"/></text:p>
      <text:p text:style-name="P3"><text:span text:style-name="T12">import static org.junit.jupiter.api.Assertions.*;</text:span></text:p>
      <text:p text:style-name="P3"><text:span text:style-name="T12"/></text:p>
      <text:p text:style-name="P3"><text:span text:style-name="T12">import org.junit.jupiter.api.Test;</text:span></text:p>
      <text:p text:style-name="P3"><text:span text:style-name="T12"/></text:p>
      <text:p text:style-name="P3"><text:span text:style-name="T12">class AvaliacionTestA {</text:span></text:p>
      <text:p text:style-name="P3"><text:span text:style-name="T12"/></text:p>
      <text:p text:style-name="P3"><text:span text:style-name="T12"><text:tab/></text:span></text:p>
      <text:p text:style-name="P3"><text:span text:style-name="T12"><text:tab/>public void cualificacionFinalTestOK() {</text:span></text:p>
      <text:p text:style-name="P3"><text:span text:style-name="T12"><text:tab/><text:tab/>int[] cualificacions = new int[] { 6, 5, 3, 7, 6};</text:span></text:p>
      <text:p text:style-name="P3"><text:span text:style-name="T12"><text:tab/><text:tab/>double esperado = (double) (6 + 5 + 3 + 7 + 6) / 5;</text:span></text:p>
      <text:p text:style-name="P3"><text:span text:style-name="T12"><text:tab/><text:tab/>Alumna alumna = new Alumna("Manuel", "DAM", "CD", 1, cualificacions);</text:span></text:p>
      <text:p text:style-name="P3"><text:span text:style-name="T12"><text:tab/><text:tab/>Avaliacion avaliacion = new Avaliacion(alumna);</text:span></text:p>
      <text:p text:style-name="P3"><text:span text:style-name="T12"><text:tab/><text:tab/>double real = avaliacion.cualificacionFinal();</text:span></text:p>
      <text:p text:style-name="P3"><text:span text:style-name="T12"><text:tab/><text:tab/>assertEquals(esperado, real);</text:span></text:p>
      <text:p text:style-name="P3"><text:span text:style-name="T12"/></text:p>
      <text:p text:style-name="P3"><text:span text:style-name="T12"><text:tab/>}</text:span></text:p>
      <text:p text:style-name="P3"><text:span text:style-name="T12"><text:tab/>@Test</text:span></text:p>
      <text:p text:style-name="P3"><text:span text:style-name="T12"><text:tab/>public void cualificacionFinalTestNoOK() {</text:span></text:p>
      <text:p text:style-name="P3"><text:span text:style-name="T12"><text:tab/><text:tab/>int[] cualificacions = new int[] { 6, 5, -3, 7, 6 };</text:span></text:p>
      <text:p text:style-name="P3"><text:span text:style-name="T12"><text:tab/><text:tab/>double esperado = 0.0;</text:span></text:p>
      <text:p text:style-name="P3"><text:span text:style-name="T12"><text:tab/><text:tab/>Alumna alumna = new Alumna("Manuel", "DAM", "CD", 1, cualificacions);</text:span></text:p>
      <text:p text:style-name="P3"><text:span text:style-name="T12"><text:tab/><text:tab/>Avaliacion avaliacion = new Avaliacion(alumna);</text:span></text:p>
      <text:p text:style-name="P3"><text:span text:style-name="T12"><text:tab/><text:tab/>double real = avaliacion.cualificacionFinal();</text:span></text:p>
      <text:p text:style-name="P3"><text:span text:style-name="T12"><text:tab/><text:tab/>assertEquals(esperado, real);</text:span></text:p>
      <text:p text:style-name="P3"><text:span text:style-name="T12"/></text:p>
      <text:p text:style-name="P3"><text:span text:style-name="T12"><text:tab/>}</text:span></text:p>
      <text:p text:style-name="P3"><text:span text:style-name="T12"><text:tab/></text:span></text:p>
      <text:p text:style-name="P3"><text:span text:style-name="T12"><text:tab/>public void validacion() {</text:span></text:p>
      <text:p text:style-name="P3"><text:span text:style-name="T12"><text:tab/><text:tab/>int[] cualificacions = new int[] { 6, 5, 3, 7, 6 };</text:span></text:p>
      <text:p text:style-name="P3"><text:span text:style-name="T12"><text:tab/><text:tab/>Alumna alumna = new Alumna("Manuel", "DAM", "CD", 1, cualificacions);</text:span></text:p>
      <text:p text:style-name="P3"><text:span text:style-name="T12"><text:tab/><text:tab/>Avaliacion avaliacion = new Avaliacion(alumna);</text:span></text:p>
      <text:p text:style-name="P3"><text:span text:style-name="T12"><text:tab/><text:tab/>boolean esperado = false;</text:span></text:p>
      <text:p text:style-name="P3"><text:span text:style-name="T12"><text:tab/><text:tab/>boolean real = avaliacion.validacion();</text:span></text:p>
      <text:p text:style-name="P3"><text:span text:style-name="T12"><text:tab/><text:tab/>assertEquals(esperado, real);</text:span></text:p>
      <text:p text:style-name="P3"><text:span text:style-name="T12"/></text:p>
      <text:p text:style-name="P3"><text:span text:style-name="T12"><text:tab/>}</text:span></text:p>
      <text:p text:style-name="P3"><text:span text:style-name="T12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9T14:16:03.506000000</meta:creation-date>
    <dc:date>2022-02-09T14:17:50.365000000</dc:date>
    <meta:editing-duration>PT1M47S</meta:editing-duration>
    <meta:editing-cycles>1</meta:editing-cycles>
    <meta:document-statistic meta:table-count="0" meta:image-count="0" meta:object-count="0" meta:page-count="3" meta:paragraph-count="111" meta:word-count="405" meta:character-count="2991" meta:non-whitespace-character-count="2524"/>
    <meta:generator>LibreOffice/7.2.0.4$Windows_X86_64 LibreOffice_project/9a9c6381e3f7a62afc1329bd359cc48accb6435b</meta:generator>
  </office:meta>
</office:document-meta>
</file>